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raz z rozpoczęciem nowego sezonu powracamy do tradycji redakcyjnej oceny odcinków, stworzoną jeszcze za czasów Brohoofa. Czy utrzyma się ona w kolejnym numerze? Tego nikt nie wie. Tymczasem zapraszamy do zapoznania się z tym, co o premierze myśli nasza banda samozwańczych ekspertów. </text:p>
      <text:p text:style-name="P1"/>
      <text:p text:style-name="P1">aTOM</text:p>
      <text:p text:style-name="P2">Początek nowego sezonu uważam za jak najbardziej udany. Od razu mamy motyw przewodni (czyli podróże za przyjaźnią), nową antagonistkę (acz szkoda, że jej działania nie zostały lepiej umotywowane), Pinkie rządzi, a Twilight znowu udowadnia, że w zaklęciach ochronnych jest najlepsza. Piosenka była w porządku, ale plota nie urwała, motyw z praniem mózgu rozkładał na łopatki, a przez żart słowny o tweetach prawie się udusiłem ze śmiechu. Słowem – było wszystko, czego można było oczekiwać. 8/10, czekam na więcej.</text:p>
      <text:p text:style-name="P2"/>
      <text:p text:style-name="P2">Dolar84</text:p>
      <text:p text:style-name="P2">Jak dla mnie premiera była dobra, choć nie rewelacyjna. Można powiedzieć, iż zabrakło w niej odrobiny rozmachu. Jednak jest to jedyna rzecz, do której mogę się przyczepić. Poza tym – same plusy. Klimat jakby żywcem wyjęty z 1984 i/lub Folwarku Zwierzęcego, niesamowita Pinkie Pie, mistrzowskie „Say, what?” i inne popisy Applejack oraz ogólne zachowanie Rarity sprawiało, iż te dwa odcinki należały zdecydowanie do tej połowy Mane 6. Piosenka i towarzyszący jej układ choreograficzny uznaję za wyborny – aż mi się przypomniały parady pierwszomajowe sprzed 1990 roku… Ogólnie w tym odcinku o wiele więcej smaczków mogą znaleźć przedstawiciele byłych demoludów niż kapitalistyczni przedstawiciele zachodu (teoria nie moja, ale zdecydowanie się pod nią podpisuję). Świetnie wypadły kuce z tła – mistrz narciarstwa najlepszy, a zaraz za nim Władca Gumy. No i fakt, że to właśnie one tak naprawdę pokonały antagonistkę, pozwala mieć nadzieję, iż w tym sezonie postacie drugo- i dalszoplanowe otrzymają więcej czasu antenowego, a ich potencjał zostanie wykorzystany… nieco bardziej. 9/10</text:p>
      <text:p text:style-name="P2"/>
      <text:p text:style-name="P2">Macter4</text:p>
      <text:p text:style-name="P2">Po długim oczekiwaniu dostaliśmy w końcu to, na co czekaliśmy – nowy sezon, a z nim trochę zmian. Zacznę najpierw od pozytywów. Twilight w końcu dostała jakąś konkretną rolę jako księżniczka, choć dalej brakuje takiej królewskiej otoczki (idzie Celestia/Luna, wszyscy padają na twarz – idzie Twilight i nikt tego nie zauważa). Kolejna rzecz, jaka mi się spodobała, to pokazanie, że nie potrzeba super-duper mocy do rozwiązania jakiegoś problemu, ale wystarczy zwykła współpraca między Mane6, jak i z nowymi znajomymi. Ciekawym pomysłem jest też ucieczka głównego przeciwnika. Mam nadzieję, że twórcy tylko nie zepsują tego wątku i będzie on stopniowo rozwijany przez sezon. Ostatnim pozytywem jest wyraźna sugestia, że nasza radosna gromadka będzie dużo częściej podróżować po Equestrii. Z jednej strony jest to fajne, bo będzie możliwość w końcu na lepsze poznanie uniwersum, ale z drugiej stronie obawiam się, że takie wypady w celu rozwiązywania bardziej lub mniej wyimaginowanych problemów zabiją prozę dnia codziennego. Miło będzie pooglądać, jak pomaga się dwójce nowych postaci w Las Pegasus, pod warunkiem, że nie zabierze to czasu antenowego kolejnej rywalizacji między AJ i RD, która z nich jest lepsza w „siłowaniu się na rękę”. Sama premiera była pełna różnych smaczków. Mi chyba najbardziej w pamięci zapadną pulsujące cutie marki pod koniec odcinka, gdy z automatu pod nosem powiedziałem „Zordon wzywa”. I potwierdzam teorię jaką przedstawił Dolar – mieszkańcy krajów, które wyrwały się spod opiekuńczego buta Wielkiego Brata, dostrzegą więcej. 8,5/10</text:p>
      <text:p text:style-name="P2"/>
      <text:p text:style-name="P2"><text:soft-page-break/></text:p>
      <text:p text:style-name="P2"/>
      <text:p text:style-name="P2">OneTwo</text:p>
      <text:p text:style-name="P2">To było godne otwarcie nowego sezonu, a scenarzyści po raz kolejny udowodnili, że mają świetne pomysły na odcinki i rozbudowę istniejącego świata. Tym razem zostaliśmy uraczeni mroczniejszym klimatem i poważniejszą tematyką, a realizatorom należą się brawa za przedstawienie problemu antyutopii ze smakiem i gustem, tak by pasowało to do świata pastelowych kucyków. Jestem ciekaw, czy doroślejszy ton openera był jednorazowym wyskokiem, czy przemyślaną zmianą, która będzie kontynuowana w kolejnych epizodach. Podobało mi się, że jako antagonistę nie dostaliśmy wielkiego potwora, tylko utalentowanego kucyka, który stworzył szaloną ideologię, a ostatecznym bohaterem zostały przyjemnie wykreowane nowe backgroundy, co jest miłą odmianą po kolejnym ratowaniu świata przez główne bohaterki, które trzymały swój wysoki poziom i zapewniały solidną dawkę humoru. Jedyne, do czego mógłbym się przyczepić, to nudnawy początek w zamku i pomysł z mapą, która wysyła przyjaciółki na zadania wzorem z gier komputerowych bez żadnego większego kontekstu. Skłaniam się do oceny 9/10 ze względu na poruszany problem i wartościowy morał.</text:p>
      <text:p text:style-name="P2"/>
      <text:p text:style-name="P2">Cahan</text:p>
      <text:p text:style-name="P2">Było fajnie. Zabrakło mi starej dobrej sieczki, jednak cały odcinek i tak mi się podobał. Przypadło mi do gustu, iż nowa antagonistka to zwyczajny kucyk, który w odróżnieniu od takiej Twilight potrafi używać mózgu. Ładny wygląd nowych bohaterów, miła piosenka i dość ciekawa fabuła sprawiły, że bawiłam się przednio.</text:p>
      <text:p text:style-name="P2"/>
      <text:p text:style-name="P2">Salmonella</text:p>
      <text:p text:style-name="P2">Mam mieszane uczucia – zaraz po obejrzeniu odcinka czułam duży niedosyt i pewien zawód, bo interesujący problem został zakończony w sposób niesamowicie prosty i pozbawiony większych zwrotów akcji. Po przemyśleniu stwierdzam jednak, że otwarcie piątego sezonu wciąż można uznać za wartościowe i dość mocno różniące się od typowego, zwłaszcza ze względu na pozbawiony eksplozji sposób pokonania antagonistki. Nie jest to wbrew pozorom przytyk, bo mimo podzielania zachwytów nad kończącą czwarty sezon walką z Tirekiem, doceniam nieco mniej spektakularne, ale przy tym nie tak schematyczne zakończenie The Cutie Map. Jeśli coś w odcinku szczególnie mi doskwierało, to były to niewyjaśnione motywy Starlight Glimmer. Nie porzucam jednak nadziei, że jej ucieczka zapowiada powrót, a plany zostaną kiedyś rozwinię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meta:initial-creator/>
    <meta:editing-cycles>2</meta:editing-cycles>
    <dc:date>2015-04-11T23:43:28.704000000</dc:date>
    <meta:editing-duration>PT2H24M20S</meta:editing-duration>
    <meta:document-statistic meta:table-count="0" meta:image-count="0" meta:object-count="0" meta:page-count="2" meta:paragraph-count="13" meta:word-count="836" meta:character-count="5731" meta:non-whitespace-character-count="4899"/>
  </office:meta>
</office:document-meta>
</file>